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4c1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8a2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b661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804c1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eb66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305cm" svg:height="0.854cm" svg:x="11.195cm" svg:y="13.456cm" svg:viewBox="0 0 306 855" svg:d="M306 0c-192 102-358 223-290 599l86 102 204 154z">
            <text:p/>
          </draw:path>
          <draw:path draw:style-name="gr2" draw:text-style-name="P2" draw:layer="layout" svg:width="1.63cm" svg:height="3.582cm" svg:x="9.87cm" svg:y="13.186cm" svg:viewBox="0 0 1631 3583" svg:d="M1614 1143c-273-17-551-528-717-667-146-122-716-600-871-445-117 118 190 966 359 1147 129 139 78 576-17 769-88 180-56 153-90 350-33 187-36 1068 90 1241 122 167 447-174 648-239 203-66 346-376 444-582l103-171 68-188z">
            <text:p/>
          </draw:path>
          <draw:path draw:style-name="gr3" draw:text-style-name="P3" draw:layer="layout" svg:width="0.358cm" svg:height="1.248cm" svg:x="11.141cm" svg:y="14.31cm" svg:viewBox="0 0 359 1249" svg:d="M359 1249c-237-20-299-274-342-445-48-189 12-411 102-582l86-102 154-120z">
            <text:p/>
          </draw:path>
          <draw:polyline draw:style-name="gr4" draw:text-style-name="P4" draw:layer="layout" svg:width="0.499cm" svg:height="0.37cm" svg:x="10.869cm" svg:y="13.165cm" svg:viewBox="0 0 500 371" draw:points="500,371 357,192 153,51 0,0">
            <text:p/>
          </draw:polyline>
          <draw:ellipse draw:style-name="gr5" draw:text-style-name="P5" draw:layer="layout" svg:width="0.583cm" svg:height="0.62cm" draw:transform="skewX (-0.309097810528196) rotate (-0.00907571211037019) translate (10.098cm 13.638cm)">
            <text:p/>
          </draw:ellipse>
          <draw:ellipse draw:style-name="gr5" draw:text-style-name="P5" draw:layer="layout" svg:width="0.481cm" svg:height="0.745cm" draw:transform="skewX (0.659036325553059) rotate (0.34156093461529) translate (10.598cm 15.426cm)">
            <text:p/>
          </draw:ellipse>
          <draw:line draw:style-name="gr6" draw:text-style-name="P6" draw:layer="layout" svg:x1="11.5cm" svg:y1="13.473cm" svg:x2="11.5cm" svg:y2="15.543cm">
            <text:p/>
          </draw:line>
          <draw:ellipse draw:style-name="gr7" draw:text-style-name="P7" draw:layer="layout" svg:width="0.175cm" svg:height="0.103cm" svg:x="11.288cm" svg:y="13.68cm">
            <text:p/>
          </draw:ellipse>
          <draw:ellipse draw:style-name="gr8" draw:text-style-name="P8" draw:layer="layout" svg:width="0.05cm" svg:height="0.045cm" svg:x="11.334cm" svg:y="13.714cm">
            <text:p/>
          </draw:ellipse>
          <draw:ellipse draw:style-name="gr8" draw:text-style-name="P8" draw:layer="layout" svg:width="0.05cm" svg:height="0.045cm" svg:x="10.842cm" svg:y="13.149cm">
            <text:p/>
          </draw:ellipse>
          <draw:ellipse draw:style-name="gr5" draw:text-style-name="P5" draw:layer="layout" svg:width="0.438cm" svg:height="0.473cm" draw:transform="skewX (-0.307177948351002) rotate (-0.604756585816035) translate (10.595cm 14.432cm)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0:09.182612448</meta:creation-date>
    <dc:date>2018-04-10T15:50:25.948608622</dc:date>
    <meta:editing-duration>PT17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